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3">%=protocole_titre_stats=%</text:p>
      <text:p text:style-name="Text_20_body"><text:span text:style-name="T1">%=protocole_stats_nbinfo_label=% :</text:span> %=protocole_stats_nbinfo_value=%</text:p>
      <text:p text:style-name="Text_20_body"><text:span text:style-name="T1">%=protocole_stats_nberr_label=% :</text:span> %=protocole_stats_nberr_value=%</text:p>
      <text:p text:style-name="Text_20_body"><text:span text:style-name="T1">%=protocole_stats_nbwarn_label=% :</text:span> %=protocole_stats_nbwarn_valu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8T10:15:20</meta:creation-date>
    <dc:date>2010-03-01T15:00:56</dc:date>
    <meta:editing-cycles>4</meta:editing-cycles>
    <meta:editing-duration>PT2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27" meta:character-count="224"/>
  </office:meta>
</office:document-meta>
</file>